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10" style:family="table-cell" style:parent-style-name="Default" style:data-style-name="N84">
      <style:text-properties fo:color="#c9211e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Default">
      <style:text-properties fo:color="#ff0000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fo:color="#729fcf" fo:font-weight="bold" style:font-weight-asian="bold" style:font-weight-complex="bold"/>
    </style:style>
    <style:style style:name="ce34" style:family="table-cell" style:parent-style-name="Default">
      <style:text-properties fo:color="#729fcf" fo:font-weight="bold" style:font-weight-asian="bold" style:font-weight-complex="bold"/>
    </style:style>
    <style:style style:name="ce3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6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40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41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42" style:family="table-cell" style:parent-style-name="Default">
      <style:table-cell-properties fo:border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Figma: Site struktur och wireframes för <text:s/>varje sida: homepage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office:value-type="string" calcext:value-type="string">
            <text:p><text:span text:style-name="T1">Figma: </text:span>Wireframes homepage fortsättnin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office:value-type="string" calcext:value-type="string">
            <text:p><text:span text:style-name="T1">Figma: </text:span>Wireframes homepage fortsätt., product_view pop-u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office:value-type="string" calcext:value-type="string">
            <text:p><text:span text:style-name="T1">Figma: </text:span>Wireframes cart_view, cart_registration, cart_payment, cart_final view sid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office:value-type="string" calcext:value-type="string">
            <text:p><text:span text:style-name="T1">Figma: </text:span>Wireframes login_view, registration_view,my account_view sidor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office:value-type="string" calcext:value-type="string">
            <text:p>Figma: Recepies_pg, recepies_pg_comments, add new recepy sid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office:value-type="string" calcext:value-type="string">
            <text:p>Figma: Articles_pg, article_pg_comments, add new article sid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office:value-type="string" calcext:value-type="string">
            <text:p>Figma: Forum och Live Kamera sidor, forfinin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office:value-type="string" calcext:value-type="string">
            <text:p>Koda webbsidans template enligt Figma, inkl. API init, routes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office:value-type="string" calcext:value-type="string">
            <text:p>Koda webbsidans template enligt Figma, inkl.global css, icons, Head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office:value-type="string" calcext:value-type="string">
            <text:p>Koda template enligt Figma: main Components, Tailwind adjustments, Logo, ets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office:value-type="string" calcext:value-type="string">
            <text:p>Produkt box komponent med knappar Kóp, Gilla, ets; add reusable component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office:value-type="string" calcext:value-type="string">
            <text:p>WIP: produkt kort komponent, Produkt Banner karusel, stylar, små fix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produkt kort fortsättning: att göra knappar funka, animering, bugfix,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Skapa Footer, RecipeBanner och ExpoBanner komponenter med stylar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0" office:value-type="date" office:date-value="2021-01-06" calcext:value-type="date">
            <text:p>2021-01-06</text:p>
          </table:table-cell>
          <table:table-cell table:style-name="ce14" office:value-type="string" calcext:value-type="string">
            <text:p>WIP: “skapa konto/login”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style-name="ce14" office:value-type="string" calcext:value-type="string">
            <text:p>icons styles, link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style-name="ce14" office:value-type="string" calcext:value-type="string">
            <text:p>hitta bra cryptering bibliotek för password cryptering I brow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style-name="ce14" office:value-type="string" calcext:value-type="string">
            <text:p>förtsättning “skapa konto/login”: scrypto lib.,verify user input, save to db, ets.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style-name="ce14" office:value-type="string" calcext:value-type="string">
            <text:p>Skapa Cart baserad på återanvänd component, spara Cart till cookie, mm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style-name="ce14" office:value-type="string" calcext:value-type="string">
            <text:p>WIP: Slutför köp cykel flow med login/registrering funktio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style-name="ce14" office:value-type="string" calcext:value-type="string">
            <text:p>förtsättning slutför köp cykel flow, material icons lib., spinner m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style-name="ce16" office:value-type="string" calcext:value-type="string">
            <text:p><text:span text:style-name="T2">payment-f-d validate, unik. ordernumb., save to db,bug-fix; </text:span><text:span text:style-name="T3">Hosting!</text:span><text:span text:style-name="T4"> </text:span> MVP relea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style-name="ce14" office:value-type="string" calcext:value-type="string">
            <text:p>Bug fix, testning, RESPONSIVITET med Tailwind lib.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style-name="ce25" office:value-type="string" calcext:value-type="string">
            <text:p>RESPONSIVITET med Tailwind lib.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style-name="ce25" office:value-type="string" calcext:value-type="string">
            <text:p>RESPONSIVITET med Tailwind lib.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style-name="ce25" office:value-type="string" calcext:value-type="string">
            <text:p>RESPONSIVITET med Tailwind lib.; product detail view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style-name="ce14" office:value-type="string" calcext:value-type="string">
            <text:p>WIP: “MyAccount” med orderhistorik, min afavoriter, mina webkameror, pers.inf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style-name="ce14" office:value-type="string" calcext:value-type="string">
            <text:p><text:s/>Fortsätt. “MyAccount”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style-name="ce14" office:value-type="string" calcext:value-type="string">
            <text:p>“Se det växa live” feature? 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/>
          <table:table-cell table:style-name="ce34"/>
          <table:table-cell table:number-columns-repeated="3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/>
          <table:table-cell table:style-name="ce34"/>
          <table:table-cell table:number-columns-repeated="3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style-name="ce24"/>
          <table:table-cell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0"/>
        <table:table-column table:style-name="co5" table:default-cell-style-name="ce47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42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35" office:value-type="string" calcext:value-type="string">
            <text:p>Date</text:p>
          </table:table-cell>
          <table:table-cell table:style-name="ce43" office:value-type="string" calcext:value-type="string">
            <text:p>Sum - Time, hours</text:p>
          </table:table-cell>
        </table:table-row>
        <table:table-row table:style-name="ro2">
          <table:table-cell table:style-name="ce36" office:value-type="date" office:date-value="2020-12-15" calcext:value-type="date">
            <text:p>2020-12-15</text:p>
          </table:table-cell>
          <table:table-cell table:style-name="ce45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2">
          <table:table-cell table:style-name="ce41" office:value-type="string" calcext:value-type="string">
            <text:p>Total Result</text:p>
          </table:table-cell>
          <table:table-cell table:style-name="ce49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8:11:34.336970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18T18:21:40.508507901</dc:date>
    <meta:editing-duration>PT1H12M46S</meta:editing-duration>
    <meta:editing-cycles>16</meta:editing-cycles>
    <meta:generator>LibreOffice/6.4.6.2$Linux_X86_64 LibreOffice_project/40$Build-2</meta:generator>
    <meta:document-statistic meta:table-count="2" meta:cell-count="181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